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rotation-align="none"/>
    </style:style>
    <style:style style:name="gr1" style:family="graphic">
      <style:graphic-properties draw:stroke="solid" svg:stroke-width="0in" svg:stroke-color="#3465a4" draw:marker-start="msArrowEnd_20_5" draw:marker-start-width="0.0827in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63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ropSiz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101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office:annotation draw:style-name="gr1" draw:text-style-name="P2" svg:width="1.139in" svg:height="0.7102in" svg:x="5.6433in" svg:y="0in" draw:caption-point-x="-0.2433in" draw:caption-point-y="0.0039in">
              <dc:date>2022-02-05T00:00:00</dc:date>
              <text:p text:style-name="P1">Microns per pixel</text:p>
            </office:annotation>
            <text:p>MMP</text:p>
          </table:table-cell>
          <table:table-cell table:style-name="ce2" office:value-type="string" calcext:value-type="string">
            <office:annotation draw:style-name="gr1" draw:text-style-name="P2" svg:width="1.1374in" svg:height="0.7102in" svg:x="6.5425in" svg:y="0in" draw:caption-point-x="-0.2433in" draw:caption-point-y="0.0039in">
              <dc:date>2022-02-05T00:00:00</dc:date>
              <text:p text:style-name="P1">Frames per second</text:p>
            </office:annotation>
            <text:p>FPS</text:p>
          </table:table-cell>
          <table:table-cell table:style-name="ce2" office:value-type="string" calcext:value-type="string">
            <office:annotation draw:style-name="gr1" draw:text-style-name="P2" svg:width="1.1386in" svg:height="0.7102in" svg:x="7.4421in" svg:y="0in" draw:caption-point-x="-0.2433in" draw:caption-point-y="0.0039in">
              <dc:date>2022-02-05T00:00:00</dc:date>
              <text:p text:style-name="P1">Yes or No</text:p>
            </office:annotation>
            <text:p>Easy to analyze?</text:p>
          </table:table-cell>
          <table:table-cell table:style-name="ce2" office:value-type="string" calcext:value-type="string">
            <office:annotation draw:style-name="gr1" draw:text-style-name="P2" svg:width="1.139in" svg:height="0.7102in" svg:x="8.3413in" svg:y="0in" draw:caption-point-x="-0.2433in" draw:caption-point-y="0.0039in">
              <dc:date>2022-02-05T00:00:00</dc:date>
              <text:p text:style-name="P1">XY or XZ</text:p>
            </office:annotation>
            <text:p>Plane</text:p>
          </table:table-cell>
          <table:table-cell table:style-name="ce2" office:value-type="string" calcext:value-type="string">
            <office:annotation draw:style-name="gr1" draw:text-style-name="P2" svg:width="1.1386in" svg:height="0.7102in" svg:x="9.2406in" svg:y="0in" draw:caption-point-x="-0.2433in" draw:caption-point-y="0.0039in">
              <dc:date>2022-02-05T00:00:00</dc:date>
              <text:p text:style-name="P1">Anything we comment in the first log</text:p>
            </office:annotation>
            <text:p>Comment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" table:number-columns-repeated="2"/>
          <table:table-cell/>
          <table:table-cell table:style-name="Default"/>
          <table:table-cell/>
          <table:table-cell table:style-name="ce2"/>
          <table:table-cell table:number-columns-repeated="1015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number-columns-repeated="1014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small inner drop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63.4" calcext:value-type="float">
            <text:p>63.4</text:p>
          </table:table-cell>
          <table:table-cell table:style-name="ce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large inner drop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/>
          <table:table-cell/>
          <table:table-cell office:value-type="float" office:value="0.11" calcext:value-type="float">
            <text:p>0.11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Anchor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 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XZ</text:p>
          </table:table-cell>
          <table:table-cell table:style-name="ce2" office:value-type="string" calcext:value-type="string">
            <text:p>outer size increasing, too many drops in a sample leads to coalescence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05T09:43:03.492000000</dc:date>
    <meta:editing-cycles>11</meta:editing-cycles>
    <meta:editing-duration>PT46M16S</meta:editing-duration>
    <meta:generator>LibreOffice/7.2.5.2$Windows_X86_64 LibreOffice_project/499f9727c189e6ef3471021d6132d4c694f357e5</meta:generator>
    <meta:document-statistic meta:table-count="1" meta:cell-count="87" meta:object-count="0"/>
  </office:meta>
</office:document-meta>
</file>